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25.36mm"/>
    </style:style>
    <style:style style:name="co12" style:family="table-column">
      <style:table-column-properties fo:break-before="auto" style:column-width="64.8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4.23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5" style:family="table-row">
      <style:table-row-properties style:row-height="51.77mm" fo:break-before="auto" style:use-optimal-row-height="true"/>
    </style:style>
    <style:style style:name="ro6" style:family="table-row">
      <style:table-row-properties style:row-height="8.01mm" fo:break-before="auto" style:use-optimal-row-height="false"/>
    </style:style>
    <style:style style:name="ro7" style:family="table-row">
      <style:table-row-properties style:row-height="28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3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#ff00ff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0000ff"/>
      <style:text-properties style:text-position=""/>
    </style:style>
    <style:style style:name="ce6" style:family="table-cell" style:parent-style-name="Default">
      <style:table-cell-properties fo:background-color="#00ffff"/>
      <style:text-properties style:text-position="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style:text-position=""/>
    </style:style>
    <style:style style:name="ce11" style:family="table-cell" style:parent-style-name="Default">
      <style:table-cell-properties fo:background-color="#00ff00" fo:border="0.51pt solid #000000"/>
      <style:text-properties style:text-position=""/>
    </style:style>
    <style:style style:name="ce12" style:family="table-cell" style:parent-style-name="Default">
      <style:table-cell-properties fo:background-color="#0000ff" fo:border="0.51pt solid #000000"/>
      <style:text-properties style:text-position=""/>
    </style:style>
    <style:style style:name="ce13" style:family="table-cell" style:parent-style-name="Default">
      <style:table-cell-properties fo:background-color="#000000"/>
      <style:text-properties style:text-position=""/>
    </style:style>
    <style:style style:name="ce14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5" style:family="table-cell" style:parent-style-name="Default">
      <style:table-cell-properties fo:background-color="#ff0000" fo:border="0.51pt solid #000000"/>
      <style:text-properties style:text-position=""/>
    </style:style>
    <style:style style:name="ce16" style:family="table-cell" style:parent-style-name="Default">
      <style:table-cell-properties fo:background-color="#ff00ff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9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T1" style:family="text">
      <style:text-properties style:font-name="Liberation Sans"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3"/>
        <table:table-column table:style-name="co7" table:default-cell-style-name="ce5"/>
        <table:table-column table:style-name="co9" table:default-cell-style-name="ce6"/>
        <table:table-column table:style-name="co7" table:default-cell-style-name="ce7"/>
        <table:table-column table:style-name="co9" table:default-cell-style-name="ce8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8]/[.C28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8]/([.E28]+[.G28]))" office:value-type="float" office:value="4">
            <text:p>4</text:p>
          </table:table-cell>
          <table:table-cell table:formula="of:=ROUND([.B4]*[.F28]/[.C28])" office:value-type="float" office:value="7">
            <text:p>7</text:p>
          </table:table-cell>
          <table:table-cell table:formula="of:=ROUND(7*[.G28]/([.E28]+[.G28]))" office:value-type="float" office:value="3">
            <text:p>3</text:p>
          </table:table-cell>
          <table:table-cell/>
          <table:table-cell table:formula="of:=ROUND([.B4]*[.I28]/[.C28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8]/([.E28]+[.G28]+[.I28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8]/([.E28]+[.G28]+[.I28]))" office:value-type="float" office:value="8">
            <text:p>8</text:p>
          </table:table-cell>
          <table:table-cell/>
          <table:table-cell table:formula="of:=ROUND(20*[.I28]/([.E28]+[.G28]+[.I28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8]/([.$E$28]+[.$G$28]+[.$I$28]))" office:value-type="float" office:value="15">
            <text:p>15</text:p>
          </table:table-cell>
          <table:table-cell/>
          <table:table-cell table:formula="of:=ROUND([.$B6]*[.G$28]/([.$E$28]+[.$G$28]+[.$I$28]))" office:value-type="float" office:value="12">
            <text:p>12</text:p>
          </table:table-cell>
          <table:table-cell/>
          <table:table-cell table:formula="of:=ROUND([.$B6]*[.I$28]/([.$E$28]+[.$G$28]+[.$I$28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8]/([.$E$28]+[.$G$28]+[.$I$28]))" office:value-type="float" office:value="18">
            <text:p>18</text:p>
          </table:table-cell>
          <table:table-cell/>
          <table:table-cell table:formula="of:=ROUND([.$B7]*[.G$28]/([.$E$28]+[.$G$28]+[.$I$28]))" office:value-type="float" office:value="16">
            <text:p>16</text:p>
          </table:table-cell>
          <table:table-cell/>
          <table:table-cell table:formula="of:=ROUND([.$B7]*[.I$28]/([.$E$28]+[.$G$28]+[.$I$28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8]/([.$E$28]+[.$G$28]+[.$I$28]))" office:value-type="float" office:value="22">
            <text:p>22</text:p>
          </table:table-cell>
          <table:table-cell/>
          <table:table-cell table:formula="of:=ROUND([.$B8]*[.G$28]/([.$E$28]+[.$G$28]+[.$I$28]))" office:value-type="float" office:value="19">
            <text:p>19</text:p>
          </table:table-cell>
          <table:table-cell/>
          <table:table-cell table:formula="of:=ROUND([.$B8]*[.I$28]/([.$E$28]+[.$G$28]+[.$I$28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8]/([.$E$28]+[.$G$28]+[.$I$28]))" office:value-type="float" office:value="26">
            <text:p>26</text:p>
          </table:table-cell>
          <table:table-cell/>
          <table:table-cell table:formula="of:=ROUND([.$B9]*[.G$28]/([.$E$28]+[.$G$28]+[.$I$28]))" office:value-type="float" office:value="22">
            <text:p>22</text:p>
          </table:table-cell>
          <table:table-cell/>
          <table:table-cell table:formula="of:=ROUND([.$B9]*[.I$28]/([.$E$28]+[.$G$28]+[.$I$28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8]/([.$E$28]+[.$G$28]+[.$I$28]))" office:value-type="float" office:value="29">
            <text:p>29</text:p>
          </table:table-cell>
          <table:table-cell/>
          <table:table-cell table:formula="of:=ROUND([.$B10]*[.G$28]/([.$E$28]+[.$G$28]+[.$I$28]))" office:value-type="float" office:value="25">
            <text:p>25</text:p>
          </table:table-cell>
          <table:table-cell/>
          <table:table-cell table:formula="of:=ROUND([.$B10]*[.I$28]/([.$E$28]+[.$G$28]+[.$I$28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8]/([.$E$28]+[.$G$28]+[.$I$28]))" office:value-type="float" office:value="33">
            <text:p>33</text:p>
          </table:table-cell>
          <table:table-cell/>
          <table:table-cell table:formula="of:=ROUND([.$B11]*[.G$28]/([.$E$28]+[.$G$28]+[.$I$28]))" office:value-type="float" office:value="28">
            <text:p>28</text:p>
          </table:table-cell>
          <table:table-cell/>
          <table:table-cell table:formula="of:=ROUND([.$B11]*[.I$28]/([.$E$28]+[.$G$28]+[.$I$28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8]/([.$E$28]+[.$G$28]+[.$I$28]))" office:value-type="float" office:value="37">
            <text:p>37</text:p>
          </table:table-cell>
          <table:table-cell/>
          <table:table-cell table:formula="of:=ROUND([.$B12]*[.G$28]/([.$E$28]+[.$G$28]+[.$I$28]))" office:value-type="float" office:value="31">
            <text:p>31</text:p>
          </table:table-cell>
          <table:table-cell/>
          <table:table-cell table:formula="of:=ROUND([.$B12]*[.I$28]/([.$E$28]+[.$G$28]+[.$I$28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8]/([.$E$28]+[.$G$28]+[.$I$28]))" office:value-type="float" office:value="41">
            <text:p>41</text:p>
          </table:table-cell>
          <table:table-cell/>
          <table:table-cell table:formula="of:=ROUND([.$B13]*[.G$28]/([.$E$28]+[.$G$28]+[.$I$28]))" office:value-type="float" office:value="34">
            <text:p>34</text:p>
          </table:table-cell>
          <table:table-cell/>
          <table:table-cell table:formula="of:=ROUND([.$B13]*[.I$28]/([.$E$28]+[.$G$28]+[.$I$28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8]/([.$E$28]+[.$G$28]+[.$I$28]))" office:value-type="float" office:value="44">
            <text:p>44</text:p>
          </table:table-cell>
          <table:table-cell/>
          <table:table-cell table:formula="of:=1+ROUND([.$B14]*[.G$28]/([.$E$28]+[.$G$28]+[.$I$28]))" office:value-type="float" office:value="38">
            <text:p>38</text:p>
          </table:table-cell>
          <table:table-cell/>
          <table:table-cell table:formula="of:=ROUND([.$B14]*[.I$28]/([.$E$28]+[.$G$28]+[.$I$28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8]/([.$E$28]+[.$G$28]+[.$I$28]))" office:value-type="float" office:value="48">
            <text:p>48</text:p>
          </table:table-cell>
          <table:table-cell/>
          <table:table-cell table:formula="of:=ROUND([.$B15]*[.G$28]/([.$E$28]+[.$G$28]+[.$I$28]))-1" office:value-type="float" office:value="40">
            <text:p>40</text:p>
          </table:table-cell>
          <table:table-cell/>
          <table:table-cell table:formula="of:=ROUND([.$B15]*[.I$28]/([.$E$28]+[.$G$28]+[.$I$28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8]/([.$E$28]+[.$G$28]+[.$I$28]))-1" office:value-type="float" office:value="51">
            <text:p>51</text:p>
          </table:table-cell>
          <table:table-cell/>
          <table:table-cell table:formula="of:=ROUND([.$B16]*[.G$28]/([.$E$28]+[.$G$28]+[.$I$28]))" office:value-type="float" office:value="44">
            <text:p>44</text:p>
          </table:table-cell>
          <table:table-cell/>
          <table:table-cell table:formula="of:=ROUND([.$B16]*[.I$28]/([.$E$28]+[.$G$28]+[.$I$28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8]/([.$E$28]+[.$G$28]+[.$I$28]))" office:value-type="float" office:value="55">
            <text:p>55</text:p>
          </table:table-cell>
          <table:table-cell/>
          <table:table-cell table:formula="of:=ROUND([.$B17]*[.G$28]/([.$E$28]+[.$G$28]+[.$I$28]))" office:value-type="float" office:value="47">
            <text:p>47</text:p>
          </table:table-cell>
          <table:table-cell/>
          <table:table-cell table:formula="of:=ROUND([.$B17]*[.I$28]/([.$E$28]+[.$G$28]+[.$I$28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8]/([.$E$28]+[.$G$28]+[.$I$28]))" office:value-type="float" office:value="59">
            <text:p>59</text:p>
          </table:table-cell>
          <table:table-cell/>
          <table:table-cell table:formula="of:=ROUND([.$B18]*[.G$28]/([.$E$28]+[.$G$28]+[.$I$28]))" office:value-type="float" office:value="50">
            <text:p>50</text:p>
          </table:table-cell>
          <table:table-cell/>
          <table:table-cell table:formula="of:=ROUND([.$B18]*[.I$28]/([.$E$28]+[.$G$28]+[.$I$28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8]/([.$E$28]+[.$G$28]+[.$I$28]))" office:value-type="float" office:value="63">
            <text:p>63</text:p>
          </table:table-cell>
          <table:table-cell/>
          <table:table-cell table:formula="of:=ROUND([.$B19]*[.G$28]/([.$E$28]+[.$G$28]+[.$I$28]))" office:value-type="float" office:value="53">
            <text:p>53</text:p>
          </table:table-cell>
          <table:table-cell/>
          <table:table-cell table:formula="of:=ROUND([.$B19]*[.I$28]/([.$E$28]+[.$G$28]+[.$I$28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8]/([.$E$28]+[.$G$28]+[.$I$28]))" office:value-type="float" office:value="66">
            <text:p>66</text:p>
          </table:table-cell>
          <table:table-cell/>
          <table:table-cell table:formula="of:=ROUND([.$B20]*[.G$28]/([.$E$28]+[.$G$28]+[.$I$28]))" office:value-type="float" office:value="56">
            <text:p>56</text:p>
          </table:table-cell>
          <table:table-cell/>
          <table:table-cell table:formula="of:=ROUND([.$B20]*[.I$28]/([.$E$28]+[.$G$28]+[.$I$28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8]/([.$E$28]+[.$G$28]+[.$I$28]))" office:value-type="float" office:value="70">
            <text:p>70</text:p>
          </table:table-cell>
          <table:table-cell/>
          <table:table-cell table:formula="of:=ROUND([.$B21]*[.G$28]/([.$E$28]+[.$G$28]+[.$I$28]))" office:value-type="float" office:value="59">
            <text:p>59</text:p>
          </table:table-cell>
          <table:table-cell/>
          <table:table-cell table:formula="of:=ROUND([.$B21]*[.I$28]/([.$E$28]+[.$G$28]+[.$I$28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8]/([.$E$28]+[.$G$28]+[.$I$28]))" office:value-type="float" office:value="74">
            <text:p>74</text:p>
          </table:table-cell>
          <table:table-cell/>
          <table:table-cell table:formula="of:=ROUND([.$B22]*[.G$28]/([.$E$28]+[.$G$28]+[.$I$28]))" office:value-type="float" office:value="62">
            <text:p>62</text:p>
          </table:table-cell>
          <table:table-cell/>
          <table:table-cell table:formula="of:=ROUND([.$B22]*[.I$28]/([.$E$28]+[.$G$28]+[.$I$28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1" office:value-type="string">
            <text:p>Remain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5]-SUM([.D2:.D23])" office:value-type="float" office:value="0">
            <text:p>0</text:p>
          </table:table-cell>
          <table:table-cell table:formula="of:=[.E25]-SUM([.E2:.E23])" office:value-type="float" office:value="0">
            <text:p>0</text:p>
          </table:table-cell>
          <table:table-cell table:formula="of:=[.F25]-SUM([.F2:.F23])" office:value-type="float" office:value="0">
            <text:p>0</text:p>
          </table:table-cell>
          <table:table-cell table:formula="of:=[.G25]-SUM([.G2:.G23])" office:value-type="float" office:value="0">
            <text:p>0</text:p>
          </table:table-cell>
          <table:table-cell table:formula="of:=[.H25]-SUM([.H2:.H23])" office:value-type="float" office:value="0">
            <text:p>0</text:p>
          </table:table-cell>
          <table:table-cell table:formula="of:=[.I25]-SUM([.I2:.I23])" office:value-type="float" office:value="0">
            <text:p>0</text:p>
          </table:table-cell>
          <table:table-cell table:formula="of:=[.J25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5:.J25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8]+[.G28]+[.I28]" office:value-type="float" office:value="100">
            <text:p>100</text:p>
          </table:table-cell>
          <table:table-cell table:style-name="Default" table:formula="of:=ROUND([.E25]/[.B25]*[.C28])" office:value-type="float" office:value="46">
            <text:p>46</text:p>
          </table:table-cell>
          <table:table-cell table:style-name="Default" table:formula="of:=ROUND(([.E25]+[.G25])/(2*[.B25])*[.C28])" office:value-type="float" office:value="42">
            <text:p>42</text:p>
          </table:table-cell>
          <table:table-cell table:style-name="Default" table:formula="of:=ROUND([.G25]/[.B25]*[.C28])" office:value-type="float" office:value="39">
            <text:p>39</text:p>
          </table:table-cell>
          <table:table-cell table:style-name="Default" table:formula="of:=ROUND(([.G25]+[.I25])/(2*[.B25])*[.C28])" office:value-type="float" office:value="27">
            <text:p>27</text:p>
          </table:table-cell>
          <table:table-cell table:style-name="Default" table:formula="of:=ROUND([.I25]/[.B25]*[.C28])" office:value-type="float" office:value="15">
            <text:p>15</text:p>
          </table:table-cell>
          <table:table-cell table:style-name="Default" table:formula="of:=ROUND(([.E25]+[.I25])/(2*[.B25])*[.C28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AR5 Example" table:style-name="ta1">
        <table:table-column table:style-name="co10" table:number-columns-repeated="1024" table:default-cell-style-name="ce13"/>
        <table:table-row table:style-name="ro3">
          <table:table-cell table:style-name="ce9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0"/>
          <table:table-cell table:style-name="ce11"/>
          <table:table-cell table:style-name="ce15" table:number-columns-repeated="4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2"/>
          <table:table-cell table:style-name="ce15" table:number-columns-repeated="4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3"/>
          <table:table-cell table:style-name="ce15" table:number-columns-repeated="3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4"/>
          <table:table-cell table:style-name="ce15" table:number-columns-repeated="3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5"/>
          <table:table-cell table:style-name="ce15" table:number-columns-repeated="3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6"/>
          <table:table-cell table:style-name="ce15" table:number-columns-repeated="3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7"/>
          <table:table-cell table:style-name="ce15" table:number-columns-repeated="3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8"/>
          <table:table-cell table:style-name="ce15" table:number-columns-repeated="3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9"/>
          <table:table-cell table:style-name="ce15" table:number-columns-repeated="3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0"/>
          <table:table-cell table:style-name="ce15" table:number-columns-repeated="32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1"/>
          <table:table-cell table:style-name="ce15" table:number-columns-repeated="3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2"/>
          <table:table-cell table:style-name="ce15" table:number-columns-repeated="3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3"/>
          <table:table-cell table:style-name="ce15" table:number-columns-repeated="2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4"/>
          <table:table-cell table:style-name="ce15" table:number-columns-repeated="2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5"/>
          <table:table-cell table:style-name="ce15" table:number-columns-repeated="2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6"/>
          <table:table-cell table:style-name="ce15" table:number-columns-repeated="2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5" table:number-columns-repeated="2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8"/>
          <table:table-cell table:style-name="ce15" table:number-columns-repeated="2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5" table:number-columns-repeated="2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2" table:number-columns-repeated="2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1" table:number-columns-repeated="14"/>
          <table:table-cell table:style-name="ce12" table:number-columns-repeated="6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9"/>
          <table:table-cell table:style-name="ce12" table:number-columns-repeated="11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4"/>
          <table:table-cell table:style-name="ce12" table:number-columns-repeated="19"/>
          <table:table-cell table:style-name="ce16" table:number-columns-repeated="2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6"/>
          <table:table-cell table:style-name="ce15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7"/>
          <table:table-cell table:style-name="ce15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9"/>
          <table:table-cell table:style-name="ce15" table:number-columns-repeated="1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0"/>
          <table:table-cell table:style-name="ce15" table:number-columns-repeated="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1"/>
          <table:table-cell table:style-name="ce15" table:number-columns-repeated="1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3"/>
          <table:table-cell table:style-name="ce15" table:number-columns-repeated="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5"/>
          <table:table-cell table:style-name="ce15" table:number-columns-repeated="6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6"/>
          <table:table-cell table:style-name="ce15" table:number-columns-repeated="5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7"/>
          <table:table-cell table:style-name="ce15" table:number-columns-repeated="4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1"/>
          <table:table-cell table:style-name="ce16"/>
          <table:table-cell table:style-name="ce12" table:number-columns-repeated="27"/>
          <table:table-cell table:style-name="ce15" table:number-columns-repeated="2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40"/>
          <table:table-cell table:style-name="ce15"/>
          <table:table-cell table:style-name="ce12"/>
          <table:table-cell table:number-columns-repeated="981"/>
        </table:table-row>
        <table:table-row table:style-name="ro3" table:number-rows-repeated="2">
          <table:table-cell table:style-name="ce11"/>
          <table:table-cell table:style-name="ce12" table:number-columns-repeated="42"/>
          <table:table-cell table:number-columns-repeated="981"/>
        </table:table-row>
        <table:table-row table:style-name="ro3" table:number-rows-repeated="5">
          <table:table-cell table:style-name="ce12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Line Example" table:style-name="ta1">
        <table:table-column table:style-name="co10" table:default-cell-style-name="Default"/>
        <table:table-row table:style-name="ro3" table:number-rows-repeated="1826">
          <table:table-cell/>
        </table:table-row>
        <table:table-row table:style-name="ro3">
          <table:table-cell/>
        </table:table-row>
      </table:table>
      <table:table table:name="Participation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table:formula="of:=SUM([.B2:.F2])"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SUM([.B3:.F3])" office:value-type="float" office:value="113">
            <text:p>113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:.F4])" office:value-type="float" office:value="9">
            <text:p>9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SUM([.B5:.F5])" office:value-type="float" office:value="40">
            <text:p>40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table:formula="of:=SUM([.B6:.F6])" office:value-type="float" office:value="2598">
            <text:p>2598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table:formula="of:=SUM([.B7:.F7])" office:value-type="float" office:value="2109">
            <text:p>2109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table:formula="of:=SUM([.B8:.F8])" office:value-type="float" office:value="824">
            <text:p>824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table:formula="of:=SUM([.G2:.G8])" office:value-type="float" office:value="5693">
            <text:p>5693</text:p>
          </table:table-cell>
        </table:table-row>
        <table:table-row table:style-name="ro1">
          <table:table-cell office:value-type="string">
            <text:p>Expected Total</text:p>
          </table:table-cell>
          <table:table-cell office:value-type="float" office:value="432">
            <text:p>432</text:p>
          </table:table-cell>
          <table:table-cell office:value-type="float" office:value="1046">
            <text:p>1046</text:p>
          </table:table-cell>
          <table:table-cell office:value-type="float" office:value="1219">
            <text:p>1219</text:p>
          </table:table-cell>
          <table:table-cell office:value-type="float" office:value="1311">
            <text:p>1311</text:p>
          </table:table-cell>
          <table:table-cell office:value-type="float" office:value="1847">
            <text:p>1847</text:p>
          </table:table-cell>
          <table:table-cell table:formula="of:=SUM([.B10:.F10])" office:value-type="float" office:value="5855">
            <text:p>5855</text:p>
          </table:table-cell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Total</text:p>
          </table:table-cell>
        </table:table-row>
        <table:table-row table:style-name="ro5">
          <table:table-cell office:value-type="string">
            <text:p>7 (WG 1+2+3)</text:p>
          </table:table-cell>
          <table:table-cell table:style-name="ce1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office:value-type="string">
            <text:p>SELECT P1.author_id</text:p>
            <text:p>FROM</text:p>
            <text:p><text:s text:c="2"/>participations P1,</text:p>
            <text:p><text:s text:c="2"/>participations P2,</text:p>
            <text:p><text:s text:c="2"/>participations P3</text:p>
            <text:p>WHERE</text:p>
            <text:p>P1.ar=P2.ar</text:p>
            <text:p>AND P2.ar=P3.ar</text:p>
            <text:p>AND P1.author_id=P2.author_id</text:p>
            <text:p>AND P2.author_id=P3.author_id</text:p>
            <text:p>AND P1.wg=1</text:p>
            <text:p>AND P2.wg=2</text:p>
            <text:p>AND P3.wg=3;</text:p>
          </table:table-cell>
        </table:table-row>
        <table:table-row table:style-name="ro6">
          <table:table-cell office:value-type="string">
            <text:p>3 (WG 1+2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5 (WG 1+3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6 (WG 2+3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1 (WG 1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2 (WG 2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4 (WG 3)</text:p>
          </table:table-cell>
          <table:covered-table-cell table:number-columns-repeated="5"/>
          <table:table-cell/>
        </table:table-row>
        <table:table-row table:style-name="ro7">
          <table:table-cell office:value-type="string">
            <text:p>Expected Total</text:p>
          </table:table-cell>
          <table:table-cell table:style-name="ce18" office:value-type="string" table:number-columns-spanned="5" table:number-rows-spanned="1">
            <text:p>SELECT ar, wg, COUNT(*)</text:p>
            <text:p>FROM</text:p>
            <text:p><text:s text:c="2"/>(</text:p>
            <text:p><text:span text:style-name="T1"><text:s text:c="2"/></text:span><text:span text:style-name="T1">SELECT DISTINCT ar, wg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participations</text:span></text:p>
            <text:p>GROUP BY ar, wg;</text:p>
          </table:table-cell>
          <table:covered-table-cell table:number-columns-repeated="4"/>
          <table:table-cell office:value-type="string">
            <text:p>SELECT COUNT(*)</text:p>
            <text:p>FROM</text:p>
            <text:p><text:s text:c="2"/>(</text:p>
            <text:p><text:s text:c="2"/>SELECT DISTINCT ar, wg, author_id</text:p>
            <text:p><text:s text:c="2"/>FROM participations</text:p>
            <text:p><text:s text:c="2"/>) As participations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Authors who worked in all 3 WG in any AR</text:p>
          </table:table-cell>
        </table:table-row>
        <table:table-row table:style-name="ro8">
          <table:table-cell table:number-columns-repeated="6"/>
          <table:table-cell office:value-type="string">
            <text:p>SELECT DISTINCT P1.author_id</text:p>
            <text:p>FROM</text:p>
            <text:p><text:s text:c="2"/>participations P1,</text:p>
            <text:p><text:s text:c="2"/>participations P2,</text:p>
            <text:p><text:s text:c="2"/>participations P3</text:p>
            <text:p>WHERE</text:p>
            <text:p>P1.author_id=P2.author_id</text:p>
            <text:p>AND P2.author_id=P3.author_id</text:p>
            <text:p>AND P1.wg=1</text:p>
            <text:p>AND P2.wg=2</text:p>
            <text:p>AND P3.wg=3;</text:p>
          </table:table-cell>
        </table:table-row>
        <table:table-row table:style-name="ro1">
          <table:table-cell table:number-columns-repeated="6"/>
          <table:table-cell office:value-type="string">
            <text:p>(10 rows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4:45:05</dc:date>
    <dc:creator>Eric Bréchemier</dc:creator>
    <meta:editing-duration>PT5H6M2S</meta:editing-duration>
    <meta:editing-cycles>24</meta:editing-cycles>
    <meta:generator>LibreOffice/3.5$Linux_x86 LibreOffice_project/350m1$Build-2</meta:generator>
    <meta:document-statistic meta:table-count="7" meta:cell-count="806" meta:object-count="0"/>
  </office:meta>
</office:document-meta>
</file>